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4.715cm"/>
    </style:style>
    <style:style style:name="Table1.C" style:family="table-column">
      <style:table-column-properties style:column-width="5.606cm"/>
    </style:style>
    <style:style style:name="Table1.D" style:family="table-column">
      <style:table-column-properties style:column-width="6.21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507cm" table:align="left"/>
    </style:style>
    <style:style style:name="Table2.A" style:family="table-column">
      <style:table-column-properties style:column-width="0.519cm"/>
    </style:style>
    <style:style style:name="Table2.B" style:family="table-column">
      <style:table-column-properties style:column-width="0.469cm"/>
    </style:style>
    <style:style style:name="Table2.C" style:family="table-column">
      <style:table-column-properties style:column-width="1.102cm"/>
    </style:style>
    <style:style style:name="Table2.D" style:family="table-column">
      <style:table-column-properties style:column-width="0.82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Horizontal_20_Line">
      <style:text-properties officeooo:paragraph-rsid="0010a4be"/>
    </style:style>
    <style:style style:name="P7" style:family="paragraph" style:parent-style-name="Heading_20_2">
      <style:text-properties officeooo:paragraph-rsid="0010a4be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>
      <style:text-properties officeooo:paragraph-rsid="0010a4be"/>
    </style:style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u aşama, öğrencinin artık temel devre elemanlarını ve akım mantığını bildiği; ama <text:span text:style-name="Strong_20_Emphasis">mantıksal işlemler, bit kavramı, 0–1 mantığı, dijital devre davranışı</text:span> gibi yeni kavramlarla tanışacağı seviyedir.<text:line-break/>Amaç: Analog bilgiden dijital düşünmeye geçişi kolay ve görsel hale getirmek.</text:p>
      <text:p text:style-name="Horizontal_20_Line"/>
      <text:h text:style-name="Heading_20_1" text:outline-level="1">🔷 AŞAMA 2: DİJİTAL MANTIĞA GİRİŞ</text:h>
      <text:p text:style-name="Text_20_body"><text:span text:style-name="Strong_20_Emphasis">Oyun / Simülasyon:</text:span> Circuit Snap<text:line-break/><text:span text:style-name="Strong_20_Emphasis">Süre:</text:span> 2 Hafta (6 Ders)<text:line-break/><text:span text:style-name="Strong_20_Emphasis">Amaç:</text:span> Dijital sinyalleri, mantık kapılarını, ikili sistemi ve temel dijital devreleri öğretmek.<text:line-break/><text:span text:style-name="Strong_20_Emphasis">Gereken Seviye:</text:span> Elektriğin temellerini bilen başlangıç öğrencisi</text:p>
      <text:p text:style-name="Horizontal_20_Line"/>
      <text:h text:style-name="Heading_20_2" text:outline-level="2">🧭 Genel Akış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Ders</text:p>
            </table:table-cell>
            <table:table-cell table:style-name="Table1.A1" office:value-type="string">
              <text:p text:style-name="Table_20_Heading">Konu</text:p>
            </table:table-cell>
            <table:table-cell table:style-name="Table1.A1" office:value-type="string">
              <text:p text:style-name="Table_20_Heading">Ana Odak</text:p>
            </table:table-cell>
            <table:table-cell table:style-name="Table1.A1" office:value-type="string">
              <text:p text:style-name="Table_20_Heading">Uygulama</text:p>
            </table:table-cell>
          </table:table-row>
        </table:table-header-rows>
        <table:table-row>
          <table:table-cell table:style-name="Table1.A1" office:value-type="string">
            <text:p text:style-name="Table_20_Contents">1️⃣</text:p>
          </table:table-cell>
          <table:table-cell table:style-name="Table1.A1" office:value-type="string">
            <text:p text:style-name="Table_20_Contents">Dijital Sinyal Nedir?</text:p>
          </table:table-cell>
          <table:table-cell table:style-name="Table1.A1" office:value-type="string">
            <text:p text:style-name="Table_20_Contents">0–1 mantığı, HIGH–LOW voltaj kavramı</text:p>
          </table:table-cell>
          <table:table-cell table:style-name="Table1.A1" office:value-type="string">
            <text:p text:style-name="Table_20_Contents">Basit LED–switch devresi</text:p>
          </table:table-cell>
        </table:table-row>
        <table:table-row>
          <table:table-cell table:style-name="Table1.A1" office:value-type="string">
            <text:p text:style-name="Table_20_Contents">2️⃣</text:p>
          </table:table-cell>
          <table:table-cell table:style-name="Table1.A1" office:value-type="string">
            <text:p text:style-name="Table_20_Contents">Mantık Kapıları (NOT, AND, OR)</text:p>
          </table:table-cell>
          <table:table-cell table:style-name="Table1.A1" office:value-type="string">
            <text:p text:style-name="Table_20_Contents">Dijital temel işlemler</text:p>
          </table:table-cell>
          <table:table-cell table:style-name="Table1.A1" office:value-type="string">
            <text:p text:style-name="Table_20_Contents">Her kapı için devre oluşturma</text:p>
          </table:table-cell>
        </table:table-row>
        <table:table-row>
          <table:table-cell table:style-name="Table1.A1" office:value-type="string">
            <text:p text:style-name="Table_20_Contents">3️⃣</text:p>
          </table:table-cell>
          <table:table-cell table:style-name="Table1.A1" office:value-type="string">
            <text:p text:style-name="Table_20_Contents">NAND ve NOR</text:p>
          </table:table-cell>
          <table:table-cell table:style-name="Table1.A1" office:value-type="string">
            <text:p text:style-name="Table_20_Contents">Evrensel kapı mantığı</text:p>
          </table:table-cell>
          <table:table-cell table:style-name="Table1.A1" office:value-type="string">
            <text:p text:style-name="Table_20_Contents">NAND ile NOT, AND, OR türetme</text:p>
          </table:table-cell>
        </table:table-row>
        <table:table-row>
          <table:table-cell table:style-name="Table1.A1" office:value-type="string">
            <text:p text:style-name="Table_20_Contents">4️⃣</text:p>
          </table:table-cell>
          <table:table-cell table:style-name="Table1.A1" office:value-type="string">
            <text:p text:style-name="Table_20_Contents">XOR ve Kombinasyonlar</text:p>
          </table:table-cell>
          <table:table-cell table:style-name="Table1.A1" office:value-type="string">
            <text:p text:style-name="Table_20_Contents">Karşılaştırma ve karar devreleri</text:p>
          </table:table-cell>
          <table:table-cell table:style-name="Table1.A1" office:value-type="string">
            <text:p text:style-name="Table_20_Contents">Basit “eşleşme dedektörü”</text:p>
          </table:table-cell>
        </table:table-row>
        <table:table-row>
          <table:table-cell table:style-name="Table1.A1" office:value-type="string">
            <text:p text:style-name="Table_20_Contents">5️⃣</text:p>
          </table:table-cell>
          <table:table-cell table:style-name="Table1.A1" office:value-type="string">
            <text:p text:style-name="Table_20_Contents">Flip-Flop ve Hafıza Kavramı</text:p>
          </table:table-cell>
          <table:table-cell table:style-name="Table1.A1" office:value-type="string">
            <text:p text:style-name="Table_20_Contents">Bilginin tutulması</text:p>
          </table:table-cell>
          <table:table-cell table:style-name="Table1.A1" office:value-type="string">
            <text:p text:style-name="Table_20_Contents">SR latch ile “butona basınca LED yanık kalır” devresi</text:p>
          </table:table-cell>
        </table:table-row>
        <table:table-row>
          <table:table-cell table:style-name="Table1.A1" office:value-type="string">
            <text:p text:style-name="Table_20_Contents">6️⃣</text:p>
          </table:table-cell>
          <table:table-cell table:style-name="Table1.A1" office:value-type="string">
            <text:p text:style-name="Table_20_Contents">Mini Proje: Dijital Kapı Kontrolü</text:p>
          </table:table-cell>
          <table:table-cell table:style-name="Table1.A1" office:value-type="string">
            <text:p text:style-name="Table_20_Contents">Kapı kombinasyonlarıyla koşullu sistem</text:p>
          </table:table-cell>
          <table:table-cell table:style-name="Table1.A1" office:value-type="string">
            <text:p text:style-name="Table_20_Contents">Basit alarm veya kapı kilidi sistem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1 — Dijital Sinyal Nedir?</text:h>
      <text:p text:style-name="Text_20_body"><text:span text:style-name="Strong_20_Emphasis">🎯 Kazanım:</text:span><text:line-break/>Öğrenci dijital sinyalin 0–1, HIGH–LOW, açık–kapalı mantığıyla çalıştığını kavrar.</text:p>
      <text:p text:style-name="Text_20_body"><text:span text:style-name="Strong_20_Emphasis">🧠 Konu Özeti:</text:span></text:p>
      <text:list text:style-name="L1">
        <text:list-item>
          <text:p text:style-name="P1">Dijital sistemlerde “0” ve “1” dışında değer yoktur.</text:p>
        </text:list-item>
        <text:list-item>
          <text:p text:style-name="P1">“1” genelde HIGH voltaj, “0” LOW voltaj anlamına gelir.</text:p>
        </text:list-item>
        <text:list-item>
          <text:p text:style-name="P1">LED gibi elemanlarla bu durum gözlemlenebilir.</text:p>
        </text:list-item>
      </text:list>
      <text:p text:style-name="Text_20_body"><text:span text:style-name="Strong_20_Emphasis">🧩 Uygulama (Circuit Snap):</text:span></text:p>
      <text:list text:style-name="L2">
        <text:list-item>
          <text:p text:style-name="P2">Bir anahtar (Switch) ve LED bağla.</text:p>
        </text:list-item>
        <text:list-item>
          <text:p text:style-name="P2">Anahtarı aç/kapat; LED’in durumunu gözlemle.</text:p>
        </text:list-item>
        <text:list-item>
          <text:p text:style-name="P2">Voltaj değerlerini HIGH/LOW olarak etiketle.</text:p>
        </text:list-item>
      </text:list>
      <text:p text:style-name="Text_20_body"><text:span text:style-name="Strong_20_Emphasis">🔍 Değerlendirme:</text:span></text:p>
      <text:list text:style-name="L3">
        <text:list-item>
          <text:p text:style-name="P3">Anahtar kapalıyken sistemin değeri nedir?</text:p>
        </text:list-item>
        <text:list-item>
          <text:p text:style-name="P3">LED yanması ne anlama gelir (1 mi 0 mı)?</text:p>
        </text:list-item>
        <text:list-item>
          <text:p text:style-name="P3">Dijital sistemlerde “yarım açık” diye bir durum var mı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2 — Mantık Kapıları (NOT, AND, OR)</text:h>
      <text:p text:style-name="Text_20_body"><text:span text:style-name="Strong_20_Emphasis">🎯 Kazanım:</text:span><text:line-break/>Temel 3 mantık kapısının çalışma prensibini kavrar.</text:p>
      <text:p text:style-name="Text_20_body"><text:span text:style-name="Strong_20_Emphasis">🧠 Konu Özeti:</text:span></text:p>
      <text:list text:style-name="L4">
        <text:list-item>
          <text:p text:style-name="P4"><text:span text:style-name="Strong_20_Emphasis">NOT (inverter):</text:span> Girişi ters çevirir (0 → 1, 1 → 0).</text:p>
        </text:list-item>
        <text:list-item>
          <text:p text:style-name="P4"><text:span text:style-name="Strong_20_Emphasis">AND:</text:span> Her iki giriş 1 ise çıkış 1 olur.</text:p>
        </text:list-item>
        <text:list-item>
          <text:p text:style-name="P4"><text:span text:style-name="Strong_20_Emphasis">OR:</text:span> Girişlerden biri 1 ise çıkış 1 olur.</text:p>
        </text:list-item>
      </text:list>
      <text:p text:style-name="Text_20_body"><text:span text:style-name="Strong_20_Emphasis">🧩 Uygulama (Circuit Snap):</text:span></text:p>
      <text:list text:style-name="L5">
        <text:list-item>
          <text:p text:style-name="P5">Her kapı için ayrı devre kur.</text:p>
        </text:list-item>
        <text:list-item>
          <text:p text:style-name="P5">2 anahtar (giriş), 1 LED (çıkış).</text:p>
        </text:list-item>
        <text:list-item>
          <text:p text:style-name="P5">Giriş kombinasyonlarını değiştir ve sonucu tabloya yaz.</text:p>
        </text:list-item>
      </text:list>
      <text:p text:style-name="Text_20_body"><text:span text:style-name="Strong_20_Emphasis">🔍 Değerlendirm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A</text:p>
            </table:table-cell>
            <table:table-cell table:style-name="Table2.A1" office:value-type="string">
              <text:p text:style-name="Table_20_Heading">B</text:p>
            </table:table-cell>
            <table:table-cell table:style-name="Table2.A1" office:value-type="string">
              <text:p text:style-name="Table_20_Heading">AND</text:p>
            </table:table-cell>
            <table:table-cell table:style-name="Table2.A1" office:value-type="string">
              <text:p text:style-name="Table_20_Heading">OR</text:p>
            </table:table-cell>
            <table:table-cell table:style-name="Table2.A1" office:value-type="string">
              <text:p text:style-name="Table_20_Heading">NOT A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</table:table>
      <text:p text:style-name="Standard"/>
      <text:p text:style-name="P6"/>
      <text:h text:style-name="P7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3 — NAND ve NOR Kapıları</text:h>
      <text:p text:style-name="Text_20_body"><text:span text:style-name="Strong_20_Emphasis">🎯 Kazanım:</text:span><text:line-break/>Evrensel kapıların (NAND ve NOR) tüm mantık işlemlerini oluşturabileceğini öğrenir.</text:p>
      <text:p text:style-name="Text_20_body"><text:span text:style-name="Strong_20_Emphasis">🧠 Konu Özeti:</text:span></text:p>
      <text:list text:style-name="L6">
        <text:list-item>
          <text:p text:style-name="P8">NAND = NOT(AND), NOR = NOT(OR)</text:p>
        </text:list-item>
        <text:list-item>
          <text:p text:style-name="P8">Sadece NAND veya NOR kullanarak tüm dijital sistemler kurulabilir.</text:p>
        </text:list-item>
        <text:list-item>
          <text:p text:style-name="P8">Bu kapılar mikroişlemci temellerinde kullanılır.</text:p>
        </text:list-item>
      </text:list>
      <text:p text:style-name="Text_20_body"><text:span text:style-name="Strong_20_Emphasis">🧩 Uygulama (Circuit Snap):</text:span></text:p>
      <text:list text:style-name="L7">
        <text:list-item>
          <text:p text:style-name="P9">NAND kapısı kur.</text:p>
        </text:list-item>
        <text:list-item>
          <text:p text:style-name="P9">Aynı kapıyı iki kez kullanarak NOT işlemini oluştur.</text:p>
        </text:list-item>
        <text:list-item>
          <text:p text:style-name="P9">Sadece NAND ile AND, OR üretmeye çalış.</text:p>
        </text:list-item>
      </text:list>
      <text:p text:style-name="Text_20_body"><text:span text:style-name="Strong_20_Emphasis">🔍 Değerlendirme:</text:span></text:p>
      <text:list text:style-name="L8">
        <text:list-item>
          <text:p text:style-name="P10">NAND tek başına neden “evrensel” kabul edilir?</text:p>
        </text:list-item>
        <text:list-item>
          <text:p text:style-name="P10">AND ile farkı nedi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4 — XOR ve Kombinasyon Mantığı</text:h>
      <text:p text:style-name="Text_20_body"><text:span text:style-name="Strong_20_Emphasis">🎯 Kazanım:</text:span><text:line-break/>Farklı girişlerin karşılaştırılması ve XOR mantığını kavrar.</text:p>
      <text:p text:style-name="Text_20_body"><text:span text:style-name="Strong_20_Emphasis">🧠 Konu Özeti:</text:span></text:p>
      <text:list text:style-name="L9">
        <text:list-item>
          <text:p text:style-name="P11"><text:span text:style-name="Strong_20_Emphasis">XOR (exclusive OR):</text:span> Girişler farklıysa çıkış 1 olur.</text:p>
        </text:list-item>
        <text:list-item>
          <text:p text:style-name="P11">Dijital “karar verme” işlemlerinde sık kullanılır.</text:p>
        </text:list-item>
        <text:list-item>
          <text:p text:style-name="P11">Parite kontrolü, hata tespiti gibi sistemlerde yer alır.</text:p>
        </text:list-item>
      </text:list>
      <text:p text:style-name="Text_20_body"><text:span text:style-name="Strong_20_Emphasis">🧩 Uygulama (Circuit Snap):</text:span></text:p>
      <text:list text:style-name="L10">
        <text:list-item>
          <text:p text:style-name="P12">XOR kapısı kur.</text:p>
        </text:list-item>
        <text:list-item>
          <text:p text:style-name="P12">İki anahtarı sırayla değiştir.</text:p>
        </text:list-item>
        <text:list-item>
          <text:p text:style-name="P12">LED sadece biri açıkken yanmalı.</text:p>
        </text:list-item>
      </text:list>
      <text:p text:style-name="Text_20_body"><text:span text:style-name="Strong_20_Emphasis">🔍 Değerlendirme:</text:span></text:p>
      <text:list text:style-name="L11">
        <text:list-item>
          <text:p text:style-name="P13">Hangi giriş kombinasyonunda LED yanıyor?</text:p>
        </text:list-item>
        <text:list-item>
          <text:p text:style-name="P13">XOR kapısı neden “özel OR” olarak adlandırılır?</text:p>
        </text:list-item>
      </text:list>
      <text:p text:style-name="Standard"/>
      <text:p text:style-name="Standard"/>
      <text:p text:style-name="P6"/>
      <text:h text:style-name="P7" text:outline-level="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/>
      <text:h text:style-name="Heading_20_2" text:outline-level="2"><text:soft-page-break/>📘 DERS 5 — Flip-Flop ve Hafıza Kavramı</text:h>
      <text:p text:style-name="Text_20_body"><text:span text:style-name="Strong_20_Emphasis">🎯 Kazanım:</text:span><text:line-break/>Dijital sistemlerde bilginin “tutulabileceğini” öğrenir.</text:p>
      <text:p text:style-name="Text_20_body"><text:span text:style-name="Strong_20_Emphasis">🧠 Konu Özeti:</text:span></text:p>
      <text:list text:style-name="L12">
        <text:list-item>
          <text:p text:style-name="P15">Flip-Flop’lar 1 bit’lik bilgi tutar.</text:p>
        </text:list-item>
        <text:list-item>
          <text:p text:style-name="P15">SR Latch: Set ve Reset sinyalleriyle kontrol edilir.</text:p>
        </text:list-item>
        <text:list-item>
          <text:p text:style-name="P15">Hafıza, ardışık mantık devrelerinin temelidir.</text:p>
        </text:list-item>
      </text:list>
      <text:p text:style-name="Text_20_body"><text:span text:style-name="Strong_20_Emphasis">🧩 Uygulama (Circuit Snap):</text:span></text:p>
      <text:list text:style-name="L13">
        <text:list-item>
          <text:p text:style-name="P16">İki NOR kapısı ile SR Latch oluştur.</text:p>
        </text:list-item>
        <text:list-item>
          <text:p text:style-name="P16">“Set” butonuna bas → LED yanar.</text:p>
        </text:list-item>
        <text:list-item>
          <text:p text:style-name="P16">“Reset” butonuna bas → LED söner.</text:p>
        </text:list-item>
      </text:list>
      <text:p text:style-name="Text_20_body"><text:span text:style-name="Strong_20_Emphasis">🔍 Değerlendirme:</text:span></text:p>
      <text:list text:style-name="L14">
        <text:list-item>
          <text:p text:style-name="P17">Set ve Reset aynı anda 1 olursa ne olur?</text:p>
        </text:list-item>
        <text:list-item>
          <text:p text:style-name="P17">Bu sistem neden “hafıza” olarak adlandırılıyo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6 — Mini Proje: Dijital Kapı Kontrollü Sistem</text:h>
      <text:p text:style-name="Text_20_body"><text:span text:style-name="Strong_20_Emphasis">🎯 Kazanım:</text:span><text:line-break/>Mantık kapılarını birleştirerek koşullu sistem tasarlar.</text:p>
      <text:p text:style-name="Text_20_body"><text:span text:style-name="Strong_20_Emphasis">🧠 Konu Özeti:</text:span></text:p>
      <text:list text:style-name="L15">
        <text:list-item>
          <text:p text:style-name="P18">Kapı kombinasyonları, “eğer şu ve şu açıksa” tarzı kararlar verir.</text:p>
        </text:list-item>
        <text:list-item>
          <text:p text:style-name="P18">Basit alarm, erişim kontrolü veya kilit devreleri bu temelle kurulur.</text:p>
        </text:list-item>
      </text:list>
      <text:p text:style-name="Text_20_body"><text:span text:style-name="Strong_20_Emphasis">🧩 Uygulama (Circuit Snap):</text:span></text:p>
      <text:list text:style-name="L16">
        <text:list-item>
          <text:p text:style-name="P19">2 girişli bir sistem kur (örnek: “şifreli kapı”).</text:p>
        </text:list-item>
        <text:list-item>
          <text:p text:style-name="P19">XOR + AND kapılarını kullanarak sadece doğru kombinasyonda LED’i yak.</text:p>
        </text:list-item>
        <text:list-item>
          <text:p text:style-name="P19">Yanlış kombinasyonda LED sönük kalsın.</text:p>
        </text:list-item>
      </text:list>
      <text:p text:style-name="Text_20_body"><text:span text:style-name="Strong_20_Emphasis">🔍 Değerlendirme:</text:span></text:p>
      <text:list text:style-name="L17">
        <text:list-item>
          <text:p text:style-name="P20">Hangi kombinasyonda sistem çalıştı?</text:p>
        </text:list-item>
        <text:list-item>
          <text:p text:style-name="P20">Hangi mantık kapıları birlikte kullanıldı?</text:p>
        </text:list-item>
      </text:list>
      <text:p text:style-name="Horizontal_20_Line"/>
      <text:h text:style-name="Heading_20_2" text:outline-level="2">✅ Aşama 2 Sonu – Değerlendirme</text:h>
      <text:list text:style-name="L18">
        <text:list-item>
          <text:p text:style-name="P21">Öğrenci artık dijital devrelerde 0–1 mantığını, temel kapıları ve hafıza mantığını biliyor.</text:p>
        </text:list-item>
        <text:list-item>
          <text:p text:style-name="P21">Kombinasyonel ve ardışık mantığın farkını anlamış durumda.</text:p>
        </text:list-item>
        <text:list-item>
          <text:p text:style-name="P21"><text:span text:style-name="Strong_20_Emphasis">Artık gerçek devre simülasyonu (Digital Logic Sim)</text:span> ile karmaşık sistem tasarımlarına geçebilir.</text:p>
        </text:list-item>
      </text:list>
      <text:p text:style-name="Standard"/>
      <text:p text:style-name="Standard"/>
      <text:p text:style-name="Standard"/>
      <text:p text:style-name="Text_20_body">Bir sonraki aşamada (Aşama 3) şunu işleyeceğiz:</text:p>
      <text:p text:style-name="Quotations">🧮 <text:span text:style-name="Strong_20_Emphasis">Dijital Mantıktan Mikro Denetleyici Mantığına (Digital Logic Sim)</text:span><text:line-break/>Yani artık devreleri “programlama mantığıyla” kontrol edeceğiz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1:08:20.668350652</meta:creation-date>
    <dc:date>2025-12-11T11:49:19.609767500</dc:date>
    <meta:editing-duration>PT4M53S</meta:editing-duration>
    <meta:editing-cycles>2</meta:editing-cycles>
    <meta:generator>LibreOffice/25.8.3.2$Windows_X86_64 LibreOffice_project/8ca8d55c161d602844f5428fa4b58097424e324e</meta:generator>
    <meta:document-statistic meta:table-count="2" meta:image-count="0" meta:object-count="0" meta:page-count="7" meta:paragraph-count="139" meta:word-count="766" meta:character-count="4620" meta:non-whitespace-character-count="4043"/>
  </office:meta>
</office:document-meta>
</file>